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1.4764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2472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Simple perceptr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11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op</text:p>
          </table:table-cell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3">
            <text:p>0.3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5]*[.F5]+[.D8]*[.F8]"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Loss</text:p>
          </table:table-cell>
          <table:table-cell table:formula="of:=[.P5]-[.K6]" office:value-type="float" office:value="0.7">
            <text:p>0.7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15]*[.F15]+[.D18]*[.F18]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Loss</text:p>
          </table:table-cell>
          <table:table-cell table:formula="of:=[.$P$5]-[.K16]" office:value-type="float" office:value="0.5">
            <text:p>0.5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25]*[.F25]+[.D28]*[.F28]" office:value-type="float" office:value="0.7">
            <text:p>0.7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Loss</text:p>
          </table:table-cell>
          <table:table-cell table:formula="of:=[.$P$5]-[.K26]" office:value-type="float" office:value="0.3">
            <text:p>0.3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35]*[.F35]+[.D38]*[.F38]" office:value-type="float" office:value="0.9">
            <text:p>0.9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Loss</text:p>
          </table:table-cell>
          <table:table-cell table:formula="of:=[.$P$5]-[.K36]"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.1">
            <text:p>1.1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45]*[.F45]+[.D48]*[.F48]" office:value-type="float" office:value="1.1">
            <text:p>1.1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-0.1">
            <text:p>-0.1</text:p>
          </table:table-cell>
          <table:table-cell table:number-columns-repeated="10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10"/>
          <table:table-cell office:value-type="string">
            <text:p>Loss</text:p>
          </table:table-cell>
          <table:table-cell table:formula="of:=[.$P$5]-[.K46]" office:value-type="float" office:value="-0.1">
            <text:p>-0.1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number-columns-repeated="16" table:default-cell-style-name="Default"/>
        <table:table-row table:style-name="ro1">
          <table:table-cell office:value-type="string">
            <text:p>Simple perceptron</text:p>
          </table:table-cell>
          <table:table-cell table:number-columns-repeated="15"/>
        </table:table-row>
        <table:table-row table:style-name="ro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11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op</text:p>
          </table:table-cell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3">
            <text:p>0.3</text:p>
          </table:table-cell>
          <table:table-cell table:number-columns-repeated="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.4">
            <text:p>0.4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5]*[.F5]+[.D10]*[.F10]" office:value-type="float" office:value="0.3">
            <text:p>0.3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3+x2*w4+B</text:p>
          </table:table-cell>
          <table:table-cell table:formula="of:=[.D5]*[.F6]+[.D10]*[.F11]" office:value-type="float" office:value="0.4">
            <text:p>0.4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0.6">
            <text:p>0.6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>
            <text:p>Loss1</text:p>
          </table:table-cell>
          <table:table-cell table:formula="of:=[.P5]-[.K7]" office:value-type="float" office:value="0.7">
            <text:p>0.7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oss2</text:p>
          </table:table-cell>
          <table:table-cell table:formula="of:=[.P6]-[.K8]" office:value-type="float" office:value="-0.4">
            <text:p>-0.4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2">
            <text:p>2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.2">
            <text:p>0.2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20]*[.F20]+[.D25]*[.F25]" office:value-type="float" office:value="0.5">
            <text:p>0.5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3+x2*w4+B</text:p>
          </table:table-cell>
          <table:table-cell table:formula="of:=[.D20]*[.F21]+[.D25]*[.F26]" office:value-type="float" office:value="0.2">
            <text:p>0.2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0.8">
            <text:p>0.8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>
            <text:p>Loss1</text:p>
          </table:table-cell>
          <table:table-cell table:formula="of:=[.$P$5]-[.K22]" office:value-type="float" office:value="0.5">
            <text:p>0.5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oss2</text:p>
          </table:table-cell>
          <table:table-cell table:formula="of:=[.$P$6]-[.K23]" office:value-type="float" office:value="-0.2">
            <text:p>-0.2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 table:number-rows-repeated="2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7">
            <text:p>0.7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34]*[.F34]+[.D39]*[.F39]" office:value-type="float" office:value="0.7">
            <text:p>0.7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3+x2*w4+B</text:p>
          </table:table-cell>
          <table:table-cell table:formula="of:=[.D34]*[.F35]+[.D39]*[.F40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3">
            <text:p>0.3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>
            <text:p>Loss1</text:p>
          </table:table-cell>
          <table:table-cell table:formula="of:=[.$P$5]-[.K36]" office:value-type="float" office:value="0.3">
            <text:p>0.3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oss2</text:p>
          </table:table-cell>
          <table:table-cell table:formula="of:=[.$P$6]-[.K37]" office:value-type="float" office:value="0">
            <text:p>0</text:p>
          </table:table-cell>
          <table:table-cell office:value-type="string">
            <text:p>convergence</text:p>
          </table:table-cell>
          <table:table-cell table:number-columns-repeated="3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 office:value-type="string">
            <text:p>Epoch</text:p>
          </table:table-cell>
          <table:table-cell table:number-columns-repeated="14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49]*[.F49]+[.D54]*[.F54]" office:value-type="float" office:value="0.9">
            <text:p>0.9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3+x2*w4+B</text:p>
          </table:table-cell>
          <table:table-cell table:formula="of:=[.D49]*[.F50]+[.D54]*[.F55]" office:value-type="float" office:value="0">
            <text:p>0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>
            <text:p>Loss1</text:p>
          </table:table-cell>
          <table:table-cell table:formula="of:=[.$P$5]-[.K51]" office:value-type="float" office:value="0.1">
            <text:p>0.1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oss2</text:p>
          </table:table-cell>
          <table:table-cell table:formula="of:=[.$P$6]-[.K52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  <table:table-row table:style-name="ro2" table:number-rows-repeated="3">
          <table:table-cell table:number-columns-repeated="16"/>
        </table:table-row>
        <table:table-row table:style-name="ro2">
          <table:table-cell/>
          <table:table-cell office:value-type="string">
            <text:p>Final Model</text:p>
          </table:table-cell>
          <table:table-cell table:number-columns-repeated="14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0">
            <text:p>0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D64]*[.F64]+[.D69]*[.F69]" office:value-type="float" office:value="0.1">
            <text:p>0.1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</text:p>
          </table:table-cell>
          <table:table-cell office:value-type="string">
            <text:p>x1*w3+x2*w4+B</text:p>
          </table:table-cell>
          <table:table-cell table:formula="of:=[.D64]*[.F65]+[.D69]*[.F70]" office:value-type="float" office:value="1">
            <text:p>1</text:p>
          </table:table-cell>
          <table:table-cell table:number-columns-repeated="5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10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10"/>
          <table:table-cell office:value-type="string">
            <text:p>Loss1</text:p>
          </table:table-cell>
          <table:table-cell table:formula="of:=[.$P$5]-[.K66]" office:value-type="float" office:value="0.9">
            <text:p>0.9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oss2</text:p>
          </table:table-cell>
          <table:table-cell table:formula="of:=[.$P$6]-[.K67]" office:value-type="float" office:value="-1">
            <text:p>-1</text:p>
          </table:table-cell>
          <table:table-cell table:number-columns-repeated="4"/>
        </table:table-row>
        <table:table-row table:style-name="ro2">
          <table:table-cell table:number-columns-repeated="10"/>
          <table:table-cell office:value-type="string">
            <text:p>Learning Rate</text:p>
          </table:table-cell>
          <table:table-cell office:value-type="float" office:value="0.2">
            <text:p>0.2</text:p>
          </table:table-cell>
          <table:table-cell table:number-columns-repeated="4"/>
        </table:table-row>
      </table:table>
      <table:table table:name="Sheet4" table:style-name="ta1" table:print="false">
        <table:table-column table:style-name="co2" table:number-columns-repeated="9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9" table:default-cell-style-name="Default"/>
        <table:table-row table:style-name="ro2">
          <table:table-cell table:number-columns-repeated="22"/>
        </table:table-row>
        <table:table-row table:style-name="ro2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OP</text:p>
          </table:table-cell>
          <table:table-cell table:number-columns-repeated="1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2" table:number-rows-repeated="4">
          <table:table-cell table:number-columns-repeated="22"/>
        </table:table-row>
        <table:table-row table:style-name="ro2">
          <table:table-cell/>
          <table:table-cell office:value-type="string">
            <text:p>Loop=</text:p>
          </table:table-cell>
          <table:table-cell office:value-type="string">
            <text:p>Epoch</text:p>
          </table:table-cell>
          <table:table-cell office:value-type="float" office:value="1">
            <text:p>1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1</text:p>
          </table:table-cell>
          <table:table-cell office:value-type="float" office:value="0.3">
            <text:p>0.3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E10]*[.H10]+[.E15]*[.H15]+[.J12]" office:value-type="float" office:value="0.3">
            <text:p>0.3</text:p>
          </table:table-cell>
          <table:table-cell table:number-columns-repeated="8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2</text:p>
          </table:table-cell>
          <table:table-cell office:value-type="float" office:value="0.7">
            <text:p>0.7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2"/>
          <table:table-cell office:value-type="string">
            <text:p>Error/Loss Function</text:p>
          </table:table-cell>
          <table:table-cell table:formula="of:=[.$C$3]-[.N12]" office:value-type="float" office:value="0.7">
            <text:p>0.7</text:p>
          </table:table-cell>
          <table:table-cell table:number-columns-repeated="8"/>
        </table:table-row>
        <table:table-row table:style-name="ro2">
          <table:table-cell table:number-columns-repeated="12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Epoch</text:p>
          </table:table-cell>
          <table:table-cell office:value-type="float" office:value="2">
            <text:p>2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1</text:p>
          </table:table-cell>
          <table:table-cell office:value-type="float" office:value="0.5">
            <text:p>0.5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E22]*[.H22]+[.E27]*[.H27]+[.J24]" office:value-type="float" office:value="0.5">
            <text:p>0.5</text:p>
          </table:table-cell>
          <table:table-cell table:number-columns-repeated="8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2"/>
          <table:table-cell office:value-type="string">
            <text:p>Error/Loss Function</text:p>
          </table:table-cell>
          <table:table-cell table:formula="of:=[.$C$3]-[.N24]" office:value-type="float" office:value="0.5">
            <text:p>0.5</text:p>
          </table:table-cell>
          <table:table-cell table:number-columns-repeated="8"/>
        </table:table-row>
        <table:table-row table:style-name="ro2">
          <table:table-cell table:number-columns-repeated="12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Epoch</text:p>
          </table:table-cell>
          <table:table-cell office:value-type="float" office:value="3">
            <text:p>3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1</text:p>
          </table:table-cell>
          <table:table-cell office:value-type="float" office:value="0.7">
            <text:p>0.7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E35]*[.H35]+[.E40]*[.H40]+[.J37]" office:value-type="float" office:value="0.7">
            <text:p>0.7</text:p>
          </table:table-cell>
          <table:table-cell table:number-columns-repeated="8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2</text:p>
          </table:table-cell>
          <table:table-cell office:value-type="float" office:value="0.3">
            <text:p>0.3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2"/>
          <table:table-cell office:value-type="string">
            <text:p>Error/Loss Function</text:p>
          </table:table-cell>
          <table:table-cell table:formula="of:=[.$C$3]-[.N37]" office:value-type="float" office:value="0.3">
            <text:p>0.3</text:p>
          </table:table-cell>
          <table:table-cell table:number-columns-repeated="8"/>
        </table:table-row>
        <table:table-row table:style-name="ro2">
          <table:table-cell table:number-columns-repeated="12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Epoch</text:p>
          </table:table-cell>
          <table:table-cell office:value-type="float" office:value="4">
            <text:p>4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E47]*[.H47]+[.E52]*[.H52]+[.J49]" office:value-type="float" office:value="0.9">
            <text:p>0.9</text:p>
          </table:table-cell>
          <table:table-cell table:number-columns-repeated="8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2"/>
          <table:table-cell office:value-type="string">
            <text:p>Error/Loss Function</text:p>
          </table:table-cell>
          <table:table-cell table:formula="of:=[.$C$3]-[.N49]" office:value-type="float" office:value="0.1">
            <text:p>0.1</text:p>
          </table:table-cell>
          <table:table-cell table:number-columns-repeated="8"/>
        </table:table-row>
        <table:table-row table:style-name="ro2">
          <table:table-cell table:number-columns-repeated="12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Epoch</text:p>
          </table:table-cell>
          <table:table-cell office:value-type="float" office:value="5">
            <text:p>5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8"/>
          <table:table-cell office:value-type="string">
            <text:p>B1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Op</text:p>
          </table:table-cell>
          <table:table-cell office:value-type="string">
            <text:p>X1*W1+X2*W2+B</text:p>
          </table:table-cell>
          <table:table-cell table:formula="of:=[.E59]*[.H59]+[.E64]*[.H64]+[.J61]" office:value-type="float" office:value="1">
            <text:p>1</text:p>
          </table:table-cell>
          <table:table-cell/>
          <table:table-cell table:formula="of:=IF([.X1]&lt;0,0,1)" office:value-type="float" office:value="0">
            <text:p>#NAME?</text:p>
          </table:table-cell>
          <table:table-cell table:number-columns-repeated="6"/>
        </table:table-row>
        <table:table-row table:style-name="ro2" table:number-rows-repeated="2">
          <table:table-cell table:number-columns-repeated="22"/>
        </table:table-row>
        <table:table-row table:style-name="ro2">
          <table:table-cell table:number-columns-repeated="3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/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14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12"/>
          <table:table-cell office:value-type="string">
            <text:p>Error/Loss Function</text:p>
          </table:table-cell>
          <table:table-cell table:formula="of:=[.$C$3]-[.N61]" office:value-type="float" office:value="0">
            <text:p>0</text:p>
          </table:table-cell>
          <table:table-cell office:value-type="string">
            <text:p>convergence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6"/>
          <table:table-cell office:value-type="float" office:value="-0.8">
            <text:p>-0.8</text:p>
          </table:table-cell>
          <table:table-cell office:value-type="float" office:value="0.7">
            <text:p>0.7</text:p>
          </table:table-cell>
        </table:table-row>
        <table:table-row table:style-name="ro2" table:number-rows-repeated="4">
          <table:table-cell table:number-columns-repeated="22"/>
        </table:table-row>
        <table:table-row table:style-name="ro1"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OP</text:p>
          </table:table-cell>
          <table:table-cell/>
          <table:table-cell office:value-type="string">
            <text:p>OneHot</text:p>
          </table:table-cell>
          <table:table-cell office:value-type="string">
            <text:p>OneHot</text:p>
          </table:table-cell>
          <table:table-cell table:number-columns-repeated="1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office:value-type="string">
            <text:p>Epoch</text:p>
          </table:table-cell>
          <table:table-cell office:value-type="float" office:value="1">
            <text:p>1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.4">
            <text:p>0.4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D80]*[.F80]+[.D85]*[.F85]+[.H82]" office:value-type="float" office:value="0.3">
            <text:p>0.3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D80]*[.F81]+[.D85]*[.F84]+[.H83]" office:value-type="float" office:value="0.4">
            <text:p>0.4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0.6">
            <text:p>0.6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9"/>
          <table:table-cell office:value-type="string">
            <text:p>Loss function1</text:p>
          </table:table-cell>
          <table:table-cell table:formula="of:=[.$C$73]-[.K82]" office:value-type="float" office:value="0.7">
            <text:p>0.7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Loss function2</text:p>
          </table:table-cell>
          <table:table-cell table:formula="of:=[.$C$74]-[.K83]" office:value-type="float" office:value="-0.4">
            <text:p>-0.4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2" table:number-rows-repeated="3">
          <table:table-cell table:number-columns-repeated="22"/>
        </table:table-row>
        <table:table-row table:style-name="ro2">
          <table:table-cell/>
          <table:table-cell office:value-type="string">
            <text:p>Epoch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.2">
            <text:p>0.2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D95]*[.F95]+[.D100]*[.F100]+[.H97]" office:value-type="float" office:value="0.5">
            <text:p>0.5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D95]*[.F96]+[.D100]*[.F99]+[.H98]" office:value-type="float" office:value="0.2">
            <text:p>0.2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0.8">
            <text:p>0.8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5">
            <text:p>0.5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9"/>
          <table:table-cell office:value-type="string">
            <text:p>Loss function1</text:p>
          </table:table-cell>
          <table:table-cell table:formula="of:=[.$C$73]-[.K97]" office:value-type="float" office:value="0.5">
            <text:p>0.5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Loss function2</text:p>
          </table:table-cell>
          <table:table-cell table:formula="of:=[.$C$74]-[.K98]" office:value-type="float" office:value="-0.2">
            <text:p>-0.2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office:value-type="string">
            <text:p>Epoch</text:p>
          </table:table-cell>
          <table:table-cell office:value-type="float" office:value="3">
            <text:p>3</text:p>
          </table:table-cell>
          <table:table-cell table:number-columns-repeated="1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7">
            <text:p>0.7</text:p>
          </table:table-cell>
          <table:table-cell table:number-columns-repeated="16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16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D109]*[.F109]+[.D114]*[.F114]+[.H111]" office:value-type="float" office:value="0.7">
            <text:p>0.7</text:p>
          </table:table-cell>
          <table:table-cell table:number-columns-repeated="11"/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D109]*[.F110]+[.D114]*[.F113]+[.H112]" office:value-type="float" office:value="0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16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3">
            <text:p>0.3</text:p>
          </table:table-cell>
          <table:table-cell table:number-columns-repeated="16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9"/>
          <table:table-cell office:value-type="string">
            <text:p>Loss function1</text:p>
          </table:table-cell>
          <table:table-cell table:formula="of:=[.$C$73]-[.K111]" office:value-type="float" office:value="0.3">
            <text:p>0.3</text:p>
          </table:table-cell>
          <table:table-cell table:number-columns-repeated="11"/>
        </table:table-row>
        <table:table-row table:style-name="ro2">
          <table:table-cell table:number-columns-repeated="9"/>
          <table:table-cell office:value-type="string">
            <text:p>Loss function2</text:p>
          </table:table-cell>
          <table:table-cell table:formula="of:=[.$C$74]-[.K112]" office:value-type="float" office:value="0">
            <text:p>0</text:p>
          </table:table-cell>
          <table:table-cell office:value-type="string">
            <text:p>Convergence</text:p>
          </table:table-cell>
          <table:table-cell table:number-columns-repeated="10"/>
        </table:table-row>
        <table:table-row table:style-name="ro2"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11"/>
        </table:table-row>
        <table:table-row table:style-name="ro2" table:number-rows-repeated="2">
          <table:table-cell table:number-columns-repeated="22"/>
        </table:table-row>
        <table:table-row table:style-name="ro2">
          <table:table-cell/>
          <table:table-cell office:value-type="string">
            <text:p>Epoch</text:p>
          </table:table-cell>
          <table:table-cell office:value-type="float" office:value="4">
            <text:p>4</text:p>
          </table:table-cell>
          <table:table-cell table:number-columns-repeated="9"/>
          <table:table-cell office:value-type="string">
            <text:p>Epoch</text:p>
          </table:table-cell>
          <table:table-cell office:value-type="float" office:value="4">
            <text:p>4</text:p>
          </table:table-cell>
          <table:table-cell table:number-columns-repeated="8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7"/>
          <table:table-cell office:value-type="string">
            <text:p>x1</text:p>
          </table:table-cell>
          <table:table-cell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string">
            <text:p>w3</text:p>
          </table:table-cell>
          <table:table-cell office:value-type="float" office:value="-0.2">
            <text:p>-0.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D123]*[.F123]+[.D128]*[.F128]+[.H125]" office:value-type="float" office:value="0.9">
            <text:p>0.9</text:p>
          </table:table-cell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O123]*[.Q123]+[.O128]*[.Q128]+[.S125]" office:value-type="float" office:value="0.9">
            <text:p>0.9</text:p>
          </table:table-cell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D123]*[.F124]+[.D128]*[.F127]+[.H126]" office:value-type="float" office:value="0">
            <text:p>0</text:p>
          </table:table-cell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O123]*[.Q124]+[.O128]*[.Q127]+[.S126]" office:value-type="float" office:value="-0.2">
            <text:p>-0.2</text:p>
          </table:table-cell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w4</text:p>
          </table:table-cell>
          <table:table-cell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x2</text:p>
          </table:table-cell>
          <table:table-cell office:value-type="float" office:value="0">
            <text:p>0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9"/>
          <table:table-cell office:value-type="string">
            <text:p>Loss function1</text:p>
          </table:table-cell>
          <table:table-cell table:formula="of:=[.$C$73]-[.K125]" office:value-type="float" office:value="0.1">
            <text:p>0.1</text:p>
          </table:table-cell>
          <table:table-cell table:number-columns-repeated="9"/>
          <table:table-cell office:value-type="string">
            <text:p>Loss function1</text:p>
          </table:table-cell>
          <table:table-cell table:formula="of:=[.$C$73]-[.V125]" office:value-type="float" office:value="0.1">
            <text:p>0.1</text:p>
          </table:table-cell>
        </table:table-row>
        <table:table-row table:style-name="ro2">
          <table:table-cell table:number-columns-repeated="9"/>
          <table:table-cell office:value-type="string">
            <text:p>Loss function2</text:p>
          </table:table-cell>
          <table:table-cell table:formula="of:=[.$C$74]-[.K126]" office:value-type="float" office:value="0">
            <text:p>0</text:p>
          </table:table-cell>
          <table:table-cell office:value-type="string">
            <text:p>Convergence</text:p>
          </table:table-cell>
          <table:table-cell table:number-columns-repeated="8"/>
          <table:table-cell office:value-type="string">
            <text:p>Loss function2</text:p>
          </table:table-cell>
          <table:table-cell table:formula="of:=[.$C$74]-[.V126]" office:value-type="float" office:value="0.2">
            <text:p>0.2</text:p>
          </table:table-cell>
        </table:table-row>
        <table:table-row table:style-name="ro2"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</table:table-row>
        <table:table-row table:style-name="ro2" table:number-rows-repeated="6">
          <table:table-cell table:number-columns-repeated="22"/>
        </table:table-row>
        <table:table-row table:style-name="ro2">
          <table:table-cell/>
          <table:table-cell office:value-type="string">
            <text:p>Final Model</text:p>
          </table:table-cell>
          <table:table-cell table:number-columns-repeated="10"/>
          <table:table-cell office:value-type="string">
            <text:p>Final Model</text:p>
          </table:table-cell>
          <table:table-cell table:number-columns-repeated="9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2"/>
          <table:table-cell office:value-type="string">
            <text:p>x1</text:p>
          </table:table-cell>
          <table:table-cell office:value-type="float" office:value="0">
            <text:p>0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7"/>
          <table:table-cell office:value-type="string">
            <text:p>x1</text:p>
          </table:table-cell>
          <table:table-cell office:value-type="float" office:value="0">
            <text:p>0</text:p>
          </table:table-cell>
          <table:table-cell office:value-type="string">
            <text:p>w1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w3</text:p>
          </table:table-cell>
          <table:table-cell office:value-type="float" office:value="0">
            <text:p>0</text:p>
          </table:table-cell>
          <table:table-cell table:number-columns-repeated="9"/>
          <table:table-cell office:value-type="string">
            <text:p>w3</text:p>
          </table:table-cell>
          <table:table-cell office:value-type="float" office:value="-0.2">
            <text:p>-0.2</text:p>
          </table:table-cell>
          <table:table-cell table:number-columns-repeated="5"/>
        </table:table-row>
        <table:table-row table:style-name="ro2">
          <table:table-cell table:number-columns-repeated="6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D141]*[.F141]+[.D146]*[.F146]+[.H143]" office:value-type="float" office:value="0.1">
            <text:p>0.1</text:p>
          </table:table-cell>
          <table:table-cell office:value-type="float" office:value="0">
            <text:p>0</text:p>
          </table:table-cell>
          <table:table-cell table:number-columns-repeated="5"/>
          <table:table-cell office:value-type="string">
            <text:p>b1</text:p>
          </table:table-cell>
          <table:table-cell office:value-type="float" office:value="0">
            <text:p>0</text:p>
          </table:table-cell>
          <table:table-cell office:value-type="string">
            <text:p>op1</text:p>
          </table:table-cell>
          <table:table-cell office:value-type="string">
            <text:p>X1*w1+X2*w2+B1</text:p>
          </table:table-cell>
          <table:table-cell table:formula="of:=[.O141]*[.Q141]+[.O146]*[.Q146]+[.S143]" office:value-type="float" office:value="0.1">
            <text:p>0.1</text:p>
          </table:table-cell>
        </table:table-row>
        <table:table-row table:style-name="ro2">
          <table:table-cell table:number-columns-repeated="6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D141]*[.F142]+[.D146]*[.F145]+[.H144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b2</text:p>
          </table:table-cell>
          <table:table-cell office:value-type="float" office:value="0">
            <text:p>0</text:p>
          </table:table-cell>
          <table:table-cell office:value-type="string">
            <text:p>op2</text:p>
          </table:table-cell>
          <table:table-cell office:value-type="string">
            <text:p>X1*w3+X2*w4+b2</text:p>
          </table:table-cell>
          <table:table-cell table:formula="of:=[.O141]*[.Q142]+[.O146]*[.Q145]+[.S144]" office:value-type="float" office:value="1.2">
            <text:p>1.2</text:p>
          </table:table-cell>
        </table:table-row>
        <table:table-row table:style-name="ro2">
          <table:table-cell table:number-columns-repeated="4"/>
          <table:table-cell office:value-type="string">
            <text:p>w4</text:p>
          </table:table-cell>
          <table:table-cell office:value-type="float" office:value="1">
            <text:p>1</text:p>
          </table:table-cell>
          <table:table-cell table:number-columns-repeated="9"/>
          <table:table-cell office:value-type="string">
            <text:p>w4</text:p>
          </table:table-cell>
          <table:table-cell office:value-type="float" office:value="1.2">
            <text:p>1.2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7"/>
          <table:table-cell office:value-type="string">
            <text:p>x2</text:p>
          </table:table-cell>
          <table:table-cell office:value-type="float" office:value="1">
            <text:p>1</text:p>
          </table:table-cell>
          <table:table-cell office:value-type="string">
            <text:p>w2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>
          <table:table-cell table:number-columns-repeated="22"/>
        </table:table-row>
        <table:table-row table:style-name="ro2">
          <table:table-cell table:number-columns-repeated="9"/>
          <table:table-cell office:value-type="string">
            <text:p>Loss function1</text:p>
          </table:table-cell>
          <table:table-cell table:formula="of:=[.$C$73]-[.K143]" office:value-type="float" office:value="0.9">
            <text:p>0.9</text:p>
          </table:table-cell>
          <table:table-cell table:number-columns-repeated="9"/>
          <table:table-cell office:value-type="string">
            <text:p>Loss function1</text:p>
          </table:table-cell>
          <table:table-cell table:formula="of:=[.$C$73]-[.V143]" office:value-type="float" office:value="0.9">
            <text:p>0.9</text:p>
          </table:table-cell>
        </table:table-row>
        <table:table-row table:style-name="ro2">
          <table:table-cell table:number-columns-repeated="9"/>
          <table:table-cell office:value-type="string">
            <text:p>Loss function2</text:p>
          </table:table-cell>
          <table:table-cell table:formula="of:=[.$C$74]-[.K144]" office:value-type="float" office:value="-1">
            <text:p>-1</text:p>
          </table:table-cell>
          <table:table-cell office:value-type="string">
            <text:p>Convergence</text:p>
          </table:table-cell>
          <table:table-cell table:number-columns-repeated="8"/>
          <table:table-cell office:value-type="string">
            <text:p>Loss function2</text:p>
          </table:table-cell>
          <table:table-cell table:formula="of:=[.$C$74]-[.V144]" office:value-type="float" office:value="-1.2">
            <text:p>-1.2</text:p>
          </table:table-cell>
        </table:table-row>
        <table:table-row table:style-name="ro2"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  <table:table-cell table:number-columns-repeated="9"/>
          <table:table-cell office:value-type="string">
            <text:p>Step function</text:p>
          </table:table-cell>
          <table:table-cell office:value-type="float" office:value="0.2">
            <text:p>0.2</text:p>
          </table:table-cell>
        </table:table-row>
      </table:table>
      <table:table table:name="Sheet3" table:style-name="ta1" table:print="false">
        <table:table-column table:style-name="co2" table:number-columns-repeated="33" table:default-cell-style-name="Default"/>
        <table:table-row table:style-name="ro2">
          <table:table-cell table:number-columns-repeated="33"/>
        </table:table-row>
        <table:table-row table:style-name="ro2">
          <table:table-cell/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5"/>
        </table:table-row>
        <table:table-row table:style-name="ro2">
          <table:table-cell/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5"/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5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6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/>
        </table:table-row>
        <table:table-row table:style-name="ro2" table:number-rows-repeated="4">
          <table:table-cell table:number-columns-repeated="33"/>
        </table:table-row>
        <table:table-row table:style-name="ro2">
          <table:table-cell/>
          <table:table-cell office:value-type="string">
            <text:p>M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A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8"/>
        </table:table-row>
        <table:table-row table:style-name="ro2" table:number-rows-repeated="2">
          <table:table-cell table:number-columns-repeated="33"/>
        </table:table-row>
        <table:table-row table:style-name="ro2">
          <table:table-cell/>
          <table:table-cell office:value-type="string">
            <text:p>state</text:p>
          </table:table-cell>
          <table:table-cell/>
          <table:table-cell office:value-type="string">
            <text:p>target</text:p>
          </table:table-cell>
          <table:table-cell table:number-columns-repeated="29"/>
        </table:table-row>
        <table:table-row table:style-name="ro1">
          <table:table-cell/>
          <table:table-cell office:value-type="string">
            <text:p>WB</text:p>
          </table:table-cell>
          <table:table-cell office:value-type="string">
            <text:p>….</text:p>
          </table:table-cell>
          <table:table-cell office:value-type="string">
            <text:p>P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KA</text:p>
          </table:table-cell>
          <table:table-cell office:value-type="string">
            <text:p>…</text:p>
          </table:table-cell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U</text:p>
          </table:table-cell>
          <table:table-cell office:value-type="string">
            <text:p>…</text:p>
          </table:table-cell>
          <table:table-cell office:value-type="string">
            <text:p>D</text:p>
          </table:table-cell>
          <table:table-cell/>
          <table:table-cell office:value-type="float" office:value="3">
            <text:p>3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MH</text:p>
          </table:table-cell>
          <table:table-cell office:value-type="string">
            <text:p>…</text:p>
          </table:table-cell>
          <table:table-cell office:value-type="string">
            <text:p>P</text:p>
          </table:table-cell>
          <table:table-cell/>
          <table:table-cell office:value-type="float" office:value="4">
            <text:p>4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GU</text:p>
          </table:table-cell>
          <table:table-cell office:value-type="string">
            <text:p>…</text:p>
          </table:table-cell>
          <table:table-cell office:value-type="string">
            <text:p>D</text:p>
          </table:table-cell>
          <table:table-cell/>
          <table:table-cell office:value-type="float" office:value="5">
            <text:p>5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6">
            <text:p>6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7">
            <text:p>7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8">
            <text:p>8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P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table:number-columns-repeated="27"/>
        </table:table-row>
        <table:table-row table:style-name="ro2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0">
            <text:p>10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1">
            <text:p>11</text:p>
          </table:table-cell>
          <table:table-cell table:number-columns-repeated="27"/>
        </table:table-row>
        <table:table-row table:style-name="ro2"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7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7"/>
        </table:table-row>
        <table:table-row table:style-name="ro2">
          <table:table-cell/>
          <table:table-cell office:value-type="float" office:value="100000000">
            <text:p>10000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5">
            <text:p>15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6">
            <text:p>16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7">
            <text:p>17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8">
            <text:p>18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19">
            <text:p>19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0">
            <text:p>20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1">
            <text:p>21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2">
            <text:p>22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3">
            <text:p>23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4">
            <text:p>24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5">
            <text:p>25</text:p>
          </table:table-cell>
          <table:table-cell table:number-columns-repeated="27"/>
        </table:table-row>
        <table:table-row table:style-name="ro2">
          <table:table-cell table:number-columns-repeated="5"/>
          <table:table-cell office:value-type="float" office:value="26">
            <text:p>26</text:p>
          </table:table-cell>
          <table:table-cell table:number-columns-repeated="2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06/20/2018</text:date>, <text:time>10:1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laik</meta:initial-creator>
    <meta:creation-date>2018-06-20T07:54:51.73</meta:creation-date>
    <meta:generator>OpenOffice/4.1.5$Win32 OpenOffice.org_project/415m1$Build-9789</meta:generator>
    <dc:date>2018-06-20T10:13:24.18</dc:date>
    <dc:creator>sandeep laik</dc:creator>
    <meta:editing-duration>PT2H18M32S</meta:editing-duration>
    <meta:editing-cycles>4</meta:editing-cycles>
    <meta:document-statistic meta:table-count="4" meta:cell-count="765" meta:object-count="0"/>
  </office:meta>
</office:document-meta>
</file>